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839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>
            <text:p>Step 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mark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 IP Workflow → go to <text:s/>CPOE icon → <text:s/>Click Medical Patient Info, In Vital Systolic and Diastolic fields should not allow special characters like ( ) and // , a validation message should be displayed. 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 IP Workflow → go to CPOE icon → Click <text:s/>Medical Patient Info, after entering all Values in <text:s/>Vitals and clicking Add, the Patient List shows an incorrect time. It should save and display the current time. 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In IP Workflow → go to <text:s/>CPOE → Medical Patient Info, enter value as Height and Weight are deleted and re-entered as 0, the BSA and BMI values <text:s/>not update. They should change to 0 accordingly. </text:p>
          </table:table-cell>
          <table:table-cell office:value-type="string">
            <text:p>Suggesti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n Doctor Module →go to <text:s/>EMR icon → Click Vital Information, In Vital Systolic and Diastolic fields should not allow special characters like ( ) and //; a validation message should be displayed. 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In Doctor Module → go to EMR icon <text:s/>→Click Vital Information, after entering all values in Vitals and clicking Add, the Patient List shows an incorrect time. It should save and display the current time.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In Doctor Module <text:s/>→go to <text:s/>EMR icon → Click Vital Information, enter value as Height and Weight are deleted and re-entered as 0, the BSA and BMI values <text:s/>not update. They should change to 0 accordingly. </text:p>
          </table:table-cell>
          <table:table-cell office:value-type="string">
            <text:p>Sugges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4">12/24/2025</text:date>, <text:time>10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n  shiv</meta:initial-creator>
    <meta:creation-date>2025-12-23T17:56:11.43</meta:creation-date>
    <dc:date>2025-12-24T10:36:29.35</dc:date>
    <dc:creator>charan  shiv</dc:creator>
    <meta:editing-duration>PT1H9M17S</meta:editing-duration>
    <meta:editing-cycles>6</meta:editing-cycles>
    <meta:generator>OpenOffice/4.1.11$Win32 OpenOffice.org_project/4111m1$Build-9808</meta:generator>
    <meta:document-statistic meta:table-count="3" meta:cell-count="21" meta:object-count="0"/>
  </office:meta>
</office:document-meta>
</file>